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lsevierGulliver" svg:font-family="ElsevierGulliver, Georgia, 'Times New Roman', Times, STIXGeneral, 'Cambria Math', 'Lucida Sans Unicode', 'Microsoft Sans Serif', 'Segoe UI Symbol', 'Arial Unicode MS', serif, sans-serif"/>
    <style:font-face style:name="HelveticaNeue Regular" svg:font-family="'HelveticaNeue Regular', sans-serif"/>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bc052" style:font-weight-asian="bold" style:font-weight-complex="bold"/>
    </style:style>
    <style:style style:name="P3" style:family="paragraph" style:parent-style-name="Standard">
      <style:text-properties officeooo:paragraph-rsid="000bc052"/>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kaggle.com/code/korfanakis/capstone-project-nyc-311-complaint-dataset" text:style-name="Internet_20_link" text:visited-style-name="Visited_20_Internet_20_Link">https://www.kaggle.com/code/korfanakis/capstone-project-nyc-311-complaint-dataset</text:a></text:p>
      <text:p text:style-name="P1">Data Science and Machine Learning Capstone Project - NYC 311 Complaint Dataset</text:p>
      <text:p text:style-name="Standard">New York City residents use the 311 system to report complaints about non-emergency problems to local authorities. Various agencies in New York are assigned these problems. The Department of Housing Preservation and Development of New York City is the agency that processes 311 complaints that are related to housing and buildings.</text:p>
      <text:p text:style-name="Standard"/>
      <text:p text:style-name="Standard">In the last few years, the number of 311 complaints coming to the Department of Housing Preservation and Development has increased significantly. Although these complaints are not necessarily urgent, the large volume of complaints and the sudden increase impact the agency's overall efficiency.</text:p>
      <text:p text:style-name="Standard"/>
      <text:p text:style-name="Standard">Therefore, the Department of Housing Preservation and Development has approached your organisation to help them manage the large volume of 311 complaints they are receiving every year.</text:p>
      <text:p text:style-name="Standard"/>
      <text:p text:style-name="Standard"/>
      <text:p text:style-name="Standard">https://ieeexplore.ieee.org/document/9922346</text:p>
      <text:p text:style-name="P2">Automating Public Complaint Classification Through JakLapor Channel: A Case Study of Jakarta, Indonesia</text:p>
      <text:p text:style-name="P3">The DKI Jakarta provincial government is ready to support the digital transformation program with a series of digitally integrated policies. Residents of DKI Jakarta can now easily submit complaints about problems in their surrounding environment through the JakLapor service feature on the JAKI application. However, incoming reports are still manually classified. As a result, many citizens still report unsuitable complaints based on their category. This research aims to compare and find the best complaint classification model by applying multiple machine learning models to classify texts automatically. We also use feature extraction to see which model performs the best. This study employed Support Vector Machine (SVM), Random Forest (RF), Extreme Gradient Boosting (XGBoost), and Adaptive Boosting (AdaBoost) algorithms as the machine learning model. Meanwhile, we use Count Vectorizer, Terms Frequency-Inverse Document Frequency (TF-IDF), N-Gram, and Latent Semantic Analysis (LSA) as the feature extraction algorithms. The classification results show that the Random Forest method model with TFIDF feature extraction is the most accurate and optimal model among the others, with a 90% accuracy rate.</text:p>
      <text:p text:style-name="P3"/>
      <text:p text:style-name="P3"/>
      <text:p text:style-name="P3"><text:a xlink:type="simple" xlink:href="https://www.mdpi.com/2227-9709/10/4/84" text:style-name="Internet_20_link" text:visited-style-name="Visited_20_Internet_20_Link">https://www.mdpi.com/2227-9709/10/4/84</text:a></text:p>
      <text:p text:style-name="P2">Classifying Crowdsourced Citizen Complaints through Data Mining: Accuracy Testing of k-Nearest Neighbors, Random Forest, Support Vector Machine, and AdaBoost</text:p>
      <text:p text:style-name="P3">Crowdsourcing has gradually become an effective e-government process to gather citizen complaints over the implementation of various public services. In practice, the collected complaints form a massive dataset, making it difficult for government officers to analyze the big data effectively. It is consequently vital to use data mining algorithms to classify the citizen complaint data for efficient follow-up actions. However, different classification algorithms produce varied classification accuracies. Thus, this study aimed to compare the accuracy of several classification algorithms on crowdsourced citizen complaint data. Taking the case of the LAKSA app in Tangerang City, Indonesia, this study included k-Nearest Neighbors, Random Forest, Support Vector Machine, and AdaBoost for the accuracy assessment. The data were taken from crowdsourced citizen complaints submitted to the LAKSA app, including those aggregated from official social media channels, from May 2021 to April 2022. The results showed SVM with a linear kernel as the most accurate among the assessed algorithms (89.2%). In contrast, AdaBoost (base learner: Decision Trees) produced the lowest accuracy. Still, the accuracy levels of all algorithms varied in parallel to the amount of training data available for the actual classification categories. Overall, the assessments on all algorithms indicated that their accuracies were insignificantly <text:soft-page-break/>different, with an overall variation of 4.3%. The AdaBoost-based classification, in particular, showed its large dependence on the choice of base learners. Looking at the method and results, this study contributes to e-government, data mining, and big data discourses. This research recommends that governments continuously conduct supervised training of classification algorithms over their crowdsourced citizen complaints to seek the highest accuracy possible, paving the way for smart and sustainable governance.</text:p>
      <text:p text:style-name="P3"/>
      <text:p text:style-name="P3"/>
      <text:p text:style-name="P3"><text:a xlink:type="simple" xlink:href="https://www.gelbukh.com/ijcla/2016-2/IJCLA-2016-2-pp-129-143-preprint.pdf" text:style-name="Internet_20_link" text:visited-style-name="Visited_20_Internet_20_Link">https://www.gelbukh.com/ijcla/2016-2/IJCLA-2016-2-pp-129-143-preprint.pdf</text:a></text:p>
      <text:p text:style-name="P2">Short Text Classification on Complaint Documents</text:p>
      <text:p text:style-name="P3">Indonesian government has developed a system for citizens to</text:p>
      <text:p text:style-name="P3">voice their aspirations and complaints, which are then stored in</text:p>
      <text:p text:style-name="P3">the form of short documents. Unfortunately, the existing system</text:p>
      <text:p text:style-name="P3">employs human annotators to manually categorize the short documents, which is very expensive and time-consuming. As a result,</text:p>
      <text:p text:style-name="P3">automatically classifying the short documents into their correct</text:p>
      <text:p text:style-name="P3">topics will reduce manual works and obviously increase the efficiency of the task itself. In this paper, we propose several approaches to automatically classify these short documents using</text:p>
      <text:p text:style-name="P3">various features, such as unigrams, bigrams, and their combination. Moreover, we also demonstrate the use of information gain</text:p>
      <text:p text:style-name="P3">and Latent Dirichlet Allocation (LDA) for selecting discriminative features.</text:p>
      <text:p text:style-name="P3"/>
      <text:p text:style-name="P3"/>
      <text:p text:style-name="P3"><text:a xlink:type="simple" xlink:href="https://iaiai.org/journals/index.php/IEE/article/view/35" text:style-name="Internet_20_link" text:visited-style-name="Visited_20_Internet_20_Link">https://iaiai.org/journals/index.php/IEE/article/view/35</text:a></text:p>
      <text:p text:style-name="P2">Automatic Classification of Complaint Reports about City Park</text:p>
      <text:p text:style-name="P3">Recently, it has become easy for the growing Goverment 2.0 movement to report complaints. On the other hand, there is a clearly identified and growing delay in responses from the government side due to an overload on government capacity to deal with the increasing number of complaint reports as the movement grows. In this paper, we propose a method of automatically categorizing complaint reports as a first step to reduce the pressure on the government side. We conducted experiments in categorizing the complaint reports. The experimental results showed the following findings: (1) Feature selection is key to improving the accuracy (F-score) of the categorization of complaint reports. The percentage of words that are strongly effective for categorization is about 3.9% of the total of distinct words. (2) Proposed Mutual-Information-based methods outperform a conventional Random-Forestbased method. (3) The city management section seems to classify complaint reports by focusing on demands expressed in the reports. (4) The categorization performance usually high if training data includes various types of categories of data.</text:p>
      <text:p text:style-name="P3"/>
      <text:p text:style-name="P3"><text:a xlink:type="simple" xlink:href="https://aclanthology.org/D19-5107.pdf" text:style-name="Internet_20_link" text:visited-style-name="Visited_20_Internet_20_Link">https://aclanthology.org/D19-5107.pdf</text:a></text:p>
      <text:p text:style-name="P3"><text:span text:style-name="T1">Complaint Analysis and Classification for Economic and Food Safety</text:span> </text:p>
      <text:p text:style-name="P3">Governmental institutions are employing artificial intelligence techniques to deal with their specific problems and exploit their huge amounts of both structured and unstructured information. In particular, natural language processing and machine learning techniques are being used to process citizen feedback. In this paper, we report on the use of such techniques for analyzing and classifying complaints, in the context of the Portuguese Economic and Food Safety Authority. Grounded in its operational process, we address three different classification problems: target economic activity, implied infraction severity level, and institutional competence. We show promising results obtained using feature-based approaches and traditional classifiers, with accuracy scores above 70%, and analyze the shortcomings of our current results and avenues for further improvement, taking into account the intended use of our classifiers in helping human officers to cope with thousands of yearly complaints. </text:p>
      <text:p text:style-name="P3"/>
      <text:p text:style-name="P3"><text:soft-page-break/>https://www.sciencedirect.com/science/article/pii/S1532046407001426</text:p>
      <text:p text:style-name="P2">Evaluation of preprocessing techniques for chief complaint classification</text:p>
      <text:p text:style-name="P3">Abstract</text:p>
      <text:p text:style-name="P3">Objective:</text:p>
      <text:p text:style-name="P3">To determine whether preprocessing chief complaints before automatically classifying them into syndromic categories improves classification performance.</text:p>
      <text:p text:style-name="P3">Methods:</text:p>
      <text:p text:style-name="P3">We preprocessed chief complaints using two preprocessors (CCP and EMT-P) and evaluated whether classification performance increased for a probabilistic classifier (CoCo) or for a keyword-based classifier (modification of the NYC Department of Health and Mental Hygiene chief complaint coder (KC)).</text:p>
      <text:p text:style-name="P3">Results:</text:p>
      <text:p text:style-name="P3">CCP exhibited high accuracy (85%) in preprocessing chief complaints but only slightly improved CoCo’s classification performance for a few syndromes. EMT-P, which splits chief complaints into multiple problems, substantially increased CoCo’s sensitivity for all syndromes. Preprocessing with CCP or EMT-P only improved KC’s sensitivity for the Constitutional syndrome.</text:p>
      <text:p text:style-name="P3"/>
      <text:p text:style-name="P3"/>
      <text:p text:style-name="P3">https://ieeexplore.ieee.org/abstract/document/8090981</text:p>
      <text:p text:style-name="P3">Topic classification and clustering on Indonesian complaint tweets for bandung government using supervised and unsupervised learning</text:p>
      <text:p text:style-name="P3">Seeing the public of Bandung city as an active social media user, Bandung government provides channel in Twitter for citizen to report their complaints. In order to make the citizen complaint monitoring easier, there is a need to automatically detect the topics of complaint tweets (written in Indonesian language) in order to assist the government in managing the complaints reported. In this paper, a system to detect the topics of Indonesian complaint tweets automatically using supervised learning and unsupervised learning approaches is proposed. The supervised learning approach is implemented to classify complaint tweets topic, whereas the unsupervised learning approach is used to cluster complaint tweets based on the similarity of detail information contained in the complaints. Both the supervised learning and the unsupervised learning approaches are required to classify the topics of a tweet and to capture the detail information from each detected topic. The topics are classified using single label and multi label classification. The supervised learning approach is evaluated using accuracy, precision, recall, and F1 score. Three supervised machine learning algorithms are evaluated: Sequential Minimal Optimization, Naïve Bayes Multinomial, and Random Forests. The best algorithm for single label topic classification is SMO, with the accuracy average of 95%, whereas the best algorithm for multi-label topic classification is Random Forests, with 97.92% accuracy, 98.74% precision, 98.36% recall, and 98.44% F1 score. In the unsupervised learning approach, Clustering Index Value is used to evaluate the topic clusters detected. Two unsupervised learning algorithms are evaluated; Exemplar Based Topic Detection and Document Pivot Technique using TF-IDF. Exemplar Based Topic Detection has the best performance for detecting detail topic clusters with Clustering Index Value of 0.9653.</text:p>
      <text:p text:style-name="P3"/>
      <text:p text:style-name="P3"/>
      <text:p text:style-name="P3">https://ieeexplore.ieee.org/abstract/document/8257098</text:p>
      <text:p text:style-name="P3">Clustering and visualization of community complaints and proposals using text mining and geographic information system</text:p>
      <text:p text:style-name="P3">Urban planners have been striving to enhance citizens' participation in urban planning processes. In Indonesia, the Government of Jakarta developed an e-participation tool called e-Musrenbang to directly involve public in submitting complaints and proposals. However, there was no systematic method used by the Government to analyze and map a lot of complaints and proposals data. The big number of complaints and proposals requires data mining approach to automating the process of extracting knowledge from the data set. This study aimed to perform text clustering to obtain the <text:soft-page-break/>specific topics of community reports and to visualize the intensity of each topic in the urban area. This study is a subsequent stage of research, after urban problem classification. The results of text clustering showed that majority of public complaints and proposals are associated with drainage and roadwork. This research showed the spread of public reports intensity in the urban area by visualizing the text clustering results using Geographic Information System.</text:p>
      <text:p text:style-name="P3"/>
      <text:p text:style-name="P3"/>
      <text:p text:style-name="P3"><text:a xlink:type="simple" xlink:href="https://iopscience.iop.org/article/10.1088/1755-1315/983/1/012115/meta" text:style-name="Internet_20_link" text:visited-style-name="Visited_20_Internet_20_Link">https://iopscience.iop.org/article/10.1088/1755-1315/983/1/012115/meta</text:a></text:p>
      <text:p text:style-name="P3">Complaint electricity customer clustering method based on electricity big data</text:p>
      <text:p text:style-name="P3">In the fierce domestic market competition, the improvement of service quality is an important goal of electricity companies. This paper proposes the k-means algorithm based on the improved wolf pack algorithm, which is suitable for the power company complains, there are many factors that affect user complaints. Firstly, the PCA method is used to reduce the dimension of the complaint user's behavior influencing factors, so as to improve the accuracy of clustering. Secondly, due to the shortcomings of falling into local optimal solution and low clustering accuracy, this paper proposes an improved wolf pack algorithm, which proposes the interactive strategy of walking behavior, calling behavior and an adaptive siege strategy for behavior, the clustering accuracy and convergence speed are improved.This algorithm overcomes the shortcomings of the original algorithm. Moreover, it improves the efficiency and clustering quality of the algorithm and it can realize the accurate classification of users. </text:p>
      <text:p text:style-name="P3"/>
      <text:p text:style-name="P3"/>
      <text:p text:style-name="P3">https://www.sciencedirect.com/science/article/pii/S1532046419300760</text:p>
      <text:p text:style-name="P3">Chief complaint classification with recurrent neural networks</text:p>
      <text:p text:style-name="P3">Syndromic surveillance detects and monitors individual and population health indicators through sources such as emergency department records. Automated classification of these records can improve outbreak detection speed and diagnosis accuracy. Current syndromic systems rely on hand-coded keyword-based methods to parse written fields and may benefit from the use of modern supervised-learning classifier models. In this paper, we implement two recurrent neural network models based on long short-term memory (LSTM) and gated recurrent unit (GRU) cells and compare them to two traditional bag-of-words classifiers: multinomial naïve Bayes (MNB) and a support vector machine (SVM). The MNB classifier is one of only two machine learning algorithms currently being used for syndromic surveillance. All four models are trained to predict diagnostic code groups as defined by Clinical Classification Software, first to predict from discharge diagnosis, and then from chief complaint fields. The classifiers are trained on 3.6 million de-identified emergency department records from a single United States jurisdiction. We compare performance of these models primarily using the F1 score, and we measure absolute model performance to determine which conditions are the most amenable to surveillance based on chief complaint alone. Using discharge diagnoses, the LSTM classifier performs best, though all models exhibit an F1 score above 96.00. Using chief complaints, the GRU performs best (F1 = 47.38), and MNB with bigrams performs worst (F1 = 39.40). We also note that certain syndrome types are easier to detect than others. For example, chief complaints using the GRU model predicts alcohol-related disorders well (F1 = 78.91) but predicts influenza poorly (F1 = 14.80). In all instances, the RNN models outperformed the bag-of-words classifiers suggesting deep learning models could substantially improve the automatic classification of unstructured text for syndromic surveillance.</text:p>
      <text:p text:style-name="P3"/>
      <text:p text:style-name="P3"/>
      <text:p text:style-name="P3"><text:a xlink:type="simple" xlink:href="https://eudl.eu/pdf/10.4108/eai.12-10-2019.2296518" text:style-name="Internet_20_link" text:visited-style-name="Visited_20_Internet_20_Link">https://eudl.eu/pdf/10.4108/eai.12-10-2019.2296518</text:a></text:p>
      <text:p text:style-name="P3">Deep Learning-Based Complaint Classification for</text:p>
      <text:p text:style-name="P3">Indonesia Telecommunication Company's Call Center</text:p>
      <text:p text:style-name="P3">The preliminary research was held to utilize the call center conversations</text:p>
      <text:p text:style-name="P3">records from a broadband telecommunications company in Indonesia. There is a need</text:p>
      <text:p text:style-name="P3"><text:soft-page-break/>from the company to classify customer's complaints automatically by a system to</text:p>
      <text:p text:style-name="P3">minimize human errors and at once streamline the business processes and resources.</text:p>
      <text:p text:style-name="P3">Natural Language Processing (NLP), as an integral part of artificial intelligence (AI),</text:p>
      <text:p text:style-name="P3">empower machines to understand human languages for performing beneficial tasks. The</text:p>
      <text:p text:style-name="P3">growth of deep learning is the main driver behind NLP for performing various practical</text:p>
      <text:p text:style-name="P3">applications and business, therefore deep learning is expected to overcome the problems</text:p>
      <text:p text:style-name="P3">encountered. This paper explains the methods used in designing the classification</text:p>
      <text:p text:style-name="P3">systems based on deep learning. A literature review is conducted to find the proper</text:p>
      <text:p text:style-name="P3">algorithm used in classifying problems. Furthermore, it also explains the stages</text:p>
      <text:p text:style-name="P3">performed in preparing the data and building the system model. From experiments</text:p>
      <text:p text:style-name="P3">conducted, it can be stated that the RNN algorithm can be used in the classification of</text:p>
      <text:p text:style-name="P3">customer complaints with the results shown by the accuracy value of themodel.</text:p>
      <text:p text:style-name="P3"/>
      <text:p text:style-name="P3"/>
      <text:p text:style-name="P3">https://www.sciencedirect.com/science/article/abs/pii/S0167923607001820</text:p>
      <text:p text:style-name="P3">Improving customer complaint management by automatic email classification using linguistic style features as predictors</text:p>
      <text:p text:style-name="P3">Customer complaint management is becoming a critical key success factor in today's business environment. This study introduces a methodology to improve complaint-handling strategies through an automatic email-classification system that distinguishes complaints from non-complaints. As such, complaint handling becomes less time-consuming and more successful. The classification system combines traditional text information with new information about the linguistic style of an email. The empirical results show that adding linguistic style information into a classification model with conventional text-classification variables results in a significant increase in predictive performance. In addition, this study reveals linguistic style differences between complaint emails and oth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lsevierGulliver" svg:font-family="ElsevierGulliver, Georgia, 'Times New Roman', Times, STIXGeneral, 'Cambria Math', 'Lucida Sans Unicode', 'Microsoft Sans Serif', 'Segoe UI Symbol', 'Arial Unicode MS', serif, sans-serif"/>
    <style:font-face style:name="HelveticaNeue Regular" svg:font-family="'HelveticaNeue Regular', sans-serif"/>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22:27:09.206000000</meta:creation-date>
    <dc:date>2024-11-26T23:19:40.346000000</dc:date>
    <meta:editing-duration>PT52M31S</meta:editing-duration>
    <meta:editing-cycles>1</meta:editing-cycles>
    <meta:document-statistic meta:table-count="0" meta:image-count="0" meta:object-count="0" meta:page-count="5" meta:paragraph-count="68" meta:word-count="2379" meta:character-count="17542" meta:non-whitespace-character-count="15228"/>
    <meta:generator>LibreOffice/7.5.2.2$Windows_X86_64 LibreOffice_project/53bb9681a964705cf672590721dbc85eb4d0c3a2</meta:generator>
  </office:meta>
</office:document-meta>
</file>